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03cm" draw:marker-start-width="0.66cm" draw:marker-end-width="0.66cm" draw:fill="none" draw:textarea-vertical-align="middle" fo:padding-top="0.226cm" fo:padding-bottom="0.226cm" fo:padding-left="0.351cm" fo:padding-right="0.351cm"/>
    </style:style>
    <style:style style:name="gr2" style:family="graphic" style:parent-style-name="objectwithoutfill">
      <style:graphic-properties svg:stroke-width="0.203cm" svg:stroke-color="#cc0000" draw:marker-start-width="0.66cm" draw:marker-end-width="0.66cm" draw:fill="none" draw:textarea-vertical-align="middle" fo:padding-top="0.226cm" fo:padding-bottom="0.226cm" fo:padding-left="0.351cm" fo:padding-right="0.351cm"/>
    </style:style>
    <style:style style:name="gr3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7.044cm" svg:y1="19.012cm" svg:x2="4.226cm" svg:y2="19.012cm">
          <text:p/>
        </draw:line>
        <draw:path draw:style-name="gr2" draw:text-style-name="P1" draw:layer="layout" svg:width="3.71cm" svg:height="0.137cm" draw:transform="skewX (-0.355523568631245) rotate (0.100181899064474) translate (4.289cm 17.323cm)" svg:viewBox="0 0 3711 138" svg:d="M0 0c2932 306 3689 1 3711 49">
          <text:p/>
        </draw:path>
        <draw:path draw:style-name="gr1" draw:text-style-name="P1" draw:layer="layout" svg:width="8.052cm" svg:height="1.026cm" draw:transform="skewX (-0.182910505609006) rotate (0.704414886104911) translate (7.92cm 17.013cm)" svg:viewBox="0 0 8053 1027" svg:d="M0 0c1756 925 4686 1477 8053 545">
          <text:p/>
        </draw:path>
        <draw:line draw:style-name="gr3" draw:text-style-name="P1" draw:layer="layout" svg:x1="14.663cm" svg:y1="11.818cm" svg:x2="14.898cm" svg:y2="11.389cm">
          <text:p/>
        </draw:line>
        <draw:line draw:style-name="gr1" draw:text-style-name="P1" draw:layer="layout" svg:x1="4.175cm" svg:y1="7.349cm" svg:x2="4.234cm" svg:y2="19.1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22:33:51.656000000</meta:creation-date>
    <dc:date>2016-01-24T23:07:19.079000000</dc:date>
    <meta:editing-duration>PT14M37S</meta:editing-duration>
    <meta:editing-cycles>2</meta:editing-cycles>
    <meta:generator>LibreOffice/4.4.4.3$Windows_x86 LibreOffice_project/2c39ebcf046445232b798108aa8a7e7d89552ea8</meta:generator>
    <meta:document-statistic meta:object-count="5"/>
  </office:meta>
</office:document-meta>
</file>